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20pt" officeooo:rsid="00081643" officeooo:paragraph-rsid="000f8d60"/>
    </style:style>
    <style:style style:name="P2" style:family="paragraph" style:parent-style-name="Standard">
      <style:paragraph-properties fo:text-align="justify" style:justify-single-word="false"/>
      <style:text-properties fo:font-size="12pt" fo:font-weight="bold" officeooo:rsid="00081643" officeooo:paragraph-rsid="000f8d60" style:font-weight-asian="bold" style:font-weight-complex="bold"/>
    </style:style>
    <style:style style:name="P3" style:family="paragraph" style:parent-style-name="Standard" style:list-style-name="L1">
      <style:paragraph-properties fo:text-align="justify" style:justify-single-word="false"/>
      <style:text-properties fo:font-size="12pt" fo:font-weight="normal" officeooo:rsid="0009489b" officeooo:paragraph-rsid="000f8d60" style:font-weight-asian="normal" style:font-weight-complex="normal"/>
    </style:style>
    <style:style style:name="P4" style:family="paragraph" style:parent-style-name="Standard" style:list-style-name="L1">
      <style:paragraph-properties fo:text-align="justify" style:justify-single-word="false"/>
      <style:text-properties fo:font-size="12pt" fo:font-weight="normal" officeooo:rsid="000d43b5" officeooo:paragraph-rsid="000f8d60" style:font-weight-asian="normal" style:font-weight-complex="normal"/>
    </style:style>
    <style:style style:name="P5" style:family="paragraph" style:parent-style-name="Standard" style:list-style-name="L2">
      <style:paragraph-properties fo:text-align="justify" style:justify-single-word="false"/>
      <style:text-properties fo:font-size="12pt" fo:font-weight="normal" officeooo:rsid="0009489b" officeooo:paragraph-rsid="000f8d60" style:font-weight-asian="normal" style:font-weight-complex="normal"/>
    </style:style>
    <style:style style:name="P6" style:family="paragraph" style:parent-style-name="Standard">
      <style:paragraph-properties fo:text-align="justify" style:justify-single-word="false"/>
      <style:text-properties fo:font-size="12pt" fo:font-weight="normal" officeooo:rsid="0009489b" officeooo:paragraph-rsid="000f8d60" style:font-weight-asian="normal" style:font-weight-complex="normal"/>
    </style:style>
    <style:style style:name="P7" style:family="paragraph" style:parent-style-name="Standard" style:list-style-name="L3">
      <style:paragraph-properties fo:text-align="justify" style:justify-single-word="false"/>
      <style:text-properties fo:font-size="12pt" fo:font-weight="normal" officeooo:rsid="0009489b" officeooo:paragraph-rsid="000f8d60" style:font-weight-asian="normal" style:font-weight-complex="normal"/>
    </style:style>
    <style:style style:name="P8" style:family="paragraph" style:parent-style-name="Standard" style:list-style-name="L3">
      <style:paragraph-properties fo:text-align="justify" style:justify-single-word="false"/>
      <style:text-properties fo:font-size="12pt" fo:font-weight="normal" officeooo:rsid="000a86fd" officeooo:paragraph-rsid="000f8d60" style:font-weight-asian="normal" style:font-weight-complex="normal"/>
    </style:style>
    <style:style style:name="P9" style:family="paragraph" style:parent-style-name="Standard">
      <style:paragraph-properties fo:text-align="justify" style:justify-single-word="false"/>
      <style:text-properties fo:font-size="12pt" fo:font-weight="normal" officeooo:rsid="000a86fd" officeooo:paragraph-rsid="000f8d60" style:font-weight-asian="normal" style:font-weight-complex="normal"/>
    </style:style>
    <style:style style:name="P10" style:family="paragraph" style:parent-style-name="Standard">
      <style:paragraph-properties fo:text-align="justify" style:justify-single-word="false"/>
      <style:text-properties fo:font-size="12pt" fo:font-weight="bold" officeooo:rsid="000a86fd" officeooo:paragraph-rsid="000f8d60" style:font-weight-asian="bold" style:font-weight-complex="bold"/>
    </style:style>
    <style:style style:name="P11" style:family="paragraph" style:parent-style-name="Standard" style:list-style-name="L4">
      <style:paragraph-properties fo:text-align="justify" style:justify-single-word="false"/>
      <style:text-properties fo:font-size="12pt" fo:font-weight="normal" officeooo:rsid="000a86fd" officeooo:paragraph-rsid="000f8d60" style:font-weight-asian="normal" style:font-weight-complex="normal"/>
    </style:style>
    <style:style style:name="P12" style:family="paragraph" style:parent-style-name="Standard">
      <style:paragraph-properties fo:text-align="justify" style:justify-single-word="false"/>
      <style:text-properties fo:font-size="12pt" fo:font-style="italic" fo:font-weight="normal" officeooo:rsid="000a86fd" officeooo:paragraph-rsid="000f8d60"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ize="12pt" fo:font-weight="normal" officeooo:rsid="000badf7" officeooo:paragraph-rsid="000f8d60" style:font-weight-asian="normal" style:font-weight-complex="normal"/>
    </style:style>
    <style:style style:name="P14" style:family="paragraph" style:parent-style-name="Standard">
      <style:paragraph-properties fo:text-align="justify" style:justify-single-word="false"/>
      <style:text-properties fo:font-size="12pt" fo:font-weight="bold" officeooo:rsid="000d43b5" officeooo:paragraph-rsid="000f8d60" style:font-weight-asian="bold" style:font-weight-complex="bold"/>
    </style:style>
    <style:style style:name="P15" style:family="paragraph" style:parent-style-name="Standard" style:list-style-name="L5">
      <style:paragraph-properties fo:text-align="justify" style:justify-single-word="false"/>
      <style:text-properties fo:font-size="12pt" fo:font-weight="normal" officeooo:rsid="000d43b5" officeooo:paragraph-rsid="000f8d60" style:font-weight-asian="normal" style:font-weight-complex="normal"/>
    </style:style>
    <style:style style:name="P16" style:family="paragraph" style:parent-style-name="Standard" style:list-style-name="L5">
      <style:paragraph-properties fo:text-align="justify" style:justify-single-word="false"/>
      <style:text-properties fo:font-size="12pt" fo:font-weight="normal" officeooo:rsid="00108bdd" officeooo:paragraph-rsid="00108bdd" style:font-weight-asian="normal"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08bdd" officeooo:paragraph-rsid="00108bdd" style:font-weight-asian="normal" style:font-weight-complex="normal"/>
    </style:style>
    <style:style style:name="P18" style:family="paragraph" style:parent-style-name="Standard">
      <style:paragraph-properties fo:text-align="justify" style:justify-single-word="false"/>
      <style:text-properties fo:font-size="12pt" style:text-underline-style="none" fo:font-weight="bold" officeooo:rsid="0011ff83" officeooo:paragraph-rsid="0011ff83" style:font-weight-asian="bold" style:font-weight-complex="bold"/>
    </style:style>
    <style:style style:name="P19" style:family="paragraph" style:parent-style-name="Standard" style:list-style-name="L6">
      <style:paragraph-properties fo:text-align="justify" style:justify-single-word="false"/>
      <style:text-properties fo:font-size="12pt" style:text-underline-style="none" fo:font-weight="normal" officeooo:rsid="0012031a" officeooo:paragraph-rsid="0012031a" style:font-weight-asian="normal" style:font-weight-complex="normal"/>
    </style:style>
    <style:style style:name="P20" style:family="paragraph" style:parent-style-name="Standard" style:list-style-name="L6">
      <style:paragraph-properties fo:text-align="justify" style:justify-single-word="false"/>
      <style:text-properties fo:font-size="12pt" style:text-underline-style="none" fo:font-weight="normal" officeooo:rsid="0012b65c" officeooo:paragraph-rsid="0012b65c" style:font-weight-asian="normal" style:font-weight-complex="normal"/>
    </style:style>
    <style:style style:name="P21" style:family="paragraph" style:parent-style-name="Standard" style:list-style-name="L6">
      <style:paragraph-properties fo:text-align="justify" style:justify-single-word="false"/>
      <style:text-properties fo:font-size="12pt" style:text-underline-style="none" fo:font-weight="normal" officeooo:rsid="0013fb23" officeooo:paragraph-rsid="0013fb23" style:font-weight-asian="normal" style:font-weight-complex="normal"/>
    </style:style>
    <style:style style:name="P22" style:family="paragraph" style:parent-style-name="Standard" style:list-style-name="L6">
      <style:paragraph-properties fo:text-align="justify" style:justify-single-word="false"/>
      <style:text-properties fo:font-size="12pt" style:text-underline-style="solid" style:text-underline-width="auto" style:text-underline-color="font-color" fo:font-weight="normal" officeooo:rsid="0013fb23" officeooo:paragraph-rsid="0013fb23" style:font-weight-asian="normal"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3fb23" officeooo:paragraph-rsid="0013fb23" style:font-weight-asian="normal" style:font-weight-complex="normal"/>
    </style:style>
    <style:style style:name="P24" style:family="paragraph" style:parent-style-name="Standard" style:list-style-name="L6">
      <style:paragraph-properties fo:text-align="justify" style:justify-single-word="false"/>
      <style:text-properties fo:font-size="12pt" style:text-underline-style="none" fo:font-weight="normal" officeooo:rsid="0015b081" officeooo:paragraph-rsid="0015b081" style:font-weight-asian="normal" style:font-weight-complex="normal"/>
    </style:style>
    <style:style style:name="P25" style:family="paragraph" style:parent-style-name="Standard" style:list-style-name="L6">
      <style:paragraph-properties fo:text-align="justify" style:justify-single-word="false"/>
      <style:text-properties fo:font-size="12pt" style:text-underline-style="solid" style:text-underline-width="auto" style:text-underline-color="font-color" fo:font-weight="normal" officeooo:rsid="0015b081" officeooo:paragraph-rsid="0015b081" style:font-weight-asian="normal" style:font-weight-complex="normal"/>
    </style:style>
    <style:style style:name="P26" style:family="paragraph" style:parent-style-name="Standard" style:list-style-name="L6">
      <style:paragraph-properties fo:text-align="justify" style:justify-single-word="false"/>
      <style:text-properties fo:font-size="12pt" style:text-underline-style="none" fo:font-weight="normal" officeooo:rsid="001784a7" officeooo:paragraph-rsid="001784a7" style:font-weight-asian="normal" style:font-weight-complex="normal"/>
    </style:style>
    <style:style style:name="P27" style:family="paragraph" style:parent-style-name="Standard" style:list-style-name="L6">
      <style:paragraph-properties fo:text-align="justify" style:justify-single-word="false"/>
      <style:text-properties fo:font-size="12pt" style:text-underline-style="none" fo:font-weight="normal" officeooo:rsid="0018985f" officeooo:paragraph-rsid="0018985f" style:font-weight-asian="normal"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18985f" officeooo:paragraph-rsid="0018985f" style:font-weight-asian="normal" style:font-weight-complex="normal"/>
    </style:style>
    <style:style style:name="P29" style:family="paragraph" style:parent-style-name="Standard">
      <style:paragraph-properties fo:text-align="justify" style:justify-single-word="false"/>
      <style:text-properties fo:font-size="12pt" style:text-underline-style="none" fo:font-weight="bold" officeooo:rsid="001a4ea4" officeooo:paragraph-rsid="001a4ea4" style:font-weight-asian="bold" style:font-weight-complex="bold"/>
    </style:style>
    <style:style style:name="P30" style:family="paragraph" style:parent-style-name="Standard" style:list-style-name="L7">
      <style:paragraph-properties fo:text-align="justify" style:justify-single-word="false"/>
      <style:text-properties fo:font-size="12pt" style:text-underline-style="none" fo:font-weight="normal" officeooo:rsid="001ab408" officeooo:paragraph-rsid="001ab408" style:font-weight-asian="normal" style:font-weight-complex="normal"/>
    </style:style>
    <style:style style:name="P31" style:family="paragraph" style:parent-style-name="Standard" style:list-style-name="L7">
      <style:paragraph-properties fo:text-align="justify" style:justify-single-word="false"/>
      <style:text-properties fo:font-size="12pt" style:text-underline-style="none" fo:font-weight="normal" officeooo:rsid="001ab95c" officeooo:paragraph-rsid="001ab95c" style:font-weight-asian="normal" style:font-weight-complex="normal"/>
    </style:style>
    <style:style style:name="P32" style:family="paragraph" style:parent-style-name="Standard" style:list-style-name="L7">
      <style:paragraph-properties fo:text-align="justify" style:justify-single-word="false"/>
      <style:text-properties fo:font-size="12pt" style:text-underline-style="solid" style:text-underline-width="auto" style:text-underline-color="font-color" fo:font-weight="normal" officeooo:rsid="001ab95c" officeooo:paragraph-rsid="001ab95c" style:font-weight-asian="normal" style:font-weight-complex="normal"/>
    </style:style>
    <style:style style:name="P33" style:family="paragraph" style:parent-style-name="Standard" style:list-style-name="L7">
      <style:paragraph-properties fo:text-align="justify" style:justify-single-word="false"/>
      <style:text-properties fo:font-size="12pt" style:text-underline-style="none" fo:font-weight="normal" officeooo:rsid="001c9410" officeooo:paragraph-rsid="001c9410" style:font-weight-asian="normal" style:font-weight-complex="normal"/>
    </style:style>
    <style:style style:name="P34" style:family="paragraph" style:parent-style-name="Standard" style:list-style-name="L7">
      <style:paragraph-properties fo:text-align="justify" style:justify-single-word="false"/>
      <style:text-properties fo:font-size="12pt" style:text-underline-style="solid" style:text-underline-width="auto" style:text-underline-color="font-color" fo:font-weight="normal" officeooo:rsid="001c9410" officeooo:paragraph-rsid="001c9410" style:font-weight-asian="normal"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21b0ae" officeooo:paragraph-rsid="0021b0ae" style:font-weight-asian="normal" style:font-weight-complex="normal"/>
    </style:style>
    <style:style style:name="P36" style:family="paragraph" style:parent-style-name="Standard">
      <style:paragraph-properties fo:text-align="justify" style:justify-single-word="false"/>
      <style:text-properties fo:font-size="12pt" style:text-underline-style="none" fo:font-weight="bold" officeooo:rsid="001ab95c" officeooo:paragraph-rsid="001ab95c" style:font-weight-asian="bold" style:font-weight-complex="bold"/>
    </style:style>
    <style:style style:name="P37" style:family="paragraph" style:parent-style-name="Standard" style:list-style-name="L8">
      <style:paragraph-properties fo:text-align="justify" style:justify-single-word="false"/>
      <style:text-properties fo:font-size="12pt" style:text-underline-style="none" fo:font-weight="normal" officeooo:rsid="001ab95c" officeooo:paragraph-rsid="001ab95c" style:font-weight-asian="normal" style:font-weight-complex="normal"/>
    </style:style>
    <style:style style:name="P38" style:family="paragraph" style:parent-style-name="Standard" style:list-style-name="L8">
      <style:paragraph-properties fo:text-align="justify" style:justify-single-word="false"/>
      <style:text-properties fo:font-size="12pt" style:text-underline-style="solid" style:text-underline-width="auto" style:text-underline-color="font-color" fo:font-weight="normal" officeooo:rsid="001ab95c" officeooo:paragraph-rsid="001ab95c" style:font-weight-asian="normal" style:font-weight-complex="normal"/>
    </style:style>
    <style:style style:name="P39" style:family="paragraph" style:parent-style-name="Standard" style:list-style-name="L8">
      <style:paragraph-properties fo:text-align="justify" style:justify-single-word="false"/>
      <style:text-properties fo:font-size="12pt" style:text-underline-style="none" fo:font-weight="normal" officeooo:rsid="001c9410" officeooo:paragraph-rsid="001c9410" style:font-weight-asian="normal"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1c9410" officeooo:paragraph-rsid="001c9410" style:font-weight-asian="normal" style:font-weight-complex="normal"/>
    </style:style>
    <style:style style:name="P41" style:family="paragraph" style:parent-style-name="Standard">
      <style:paragraph-properties fo:text-align="justify" style:justify-single-word="false"/>
      <style:text-properties fo:font-size="12pt" style:text-underline-style="none" fo:font-weight="bold" officeooo:rsid="001cac99" officeooo:paragraph-rsid="0023677e" style:font-weight-asian="bold" style:font-weight-complex="bold"/>
    </style:style>
    <style:style style:name="P42" style:family="paragraph" style:parent-style-name="Standard" style:list-style-name="L9">
      <style:paragraph-properties fo:text-align="justify" style:justify-single-word="false"/>
      <style:text-properties fo:font-size="12pt" style:text-underline-style="none" fo:font-weight="normal" officeooo:rsid="001cac99" officeooo:paragraph-rsid="0023677e" style:font-weight-asian="normal" style:font-weight-complex="normal"/>
    </style:style>
    <style:style style:name="P43" style:family="paragraph" style:parent-style-name="Standard" style:list-style-name="L9">
      <style:paragraph-properties fo:text-align="justify" style:justify-single-word="false"/>
      <style:text-properties fo:font-size="12pt" style:text-underline-style="none" fo:font-weight="normal" officeooo:rsid="001e06b5" officeooo:paragraph-rsid="0023677e" style:font-weight-asian="normal" style:font-weight-complex="normal"/>
    </style:style>
    <style:style style:name="P44"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1e06b5" officeooo:paragraph-rsid="0023677e" style:font-weight-asian="normal" style:font-weight-complex="normal"/>
    </style:style>
    <style:style style:name="P45"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1fbf8c" officeooo:paragraph-rsid="0023677e" style:font-weight-asian="normal" style:font-weight-complex="normal"/>
    </style:style>
    <style:style style:name="P46" style:family="paragraph" style:parent-style-name="Standard" style:list-style-name="L9">
      <style:paragraph-properties fo:text-align="justify" style:justify-single-word="false"/>
      <style:text-properties fo:font-size="12pt" style:text-underline-style="none" fo:font-weight="normal" officeooo:rsid="001fbf8c" officeooo:paragraph-rsid="0023677e" style:font-weight-asian="normal" style:font-weight-complex="normal"/>
    </style:style>
    <style:style style:name="P47" style:family="paragraph" style:parent-style-name="Standard" style:list-style-name="L9">
      <style:paragraph-properties fo:text-align="justify" style:justify-single-word="false"/>
      <style:text-properties fo:font-size="12pt" style:text-underline-style="none" fo:font-weight="normal" officeooo:rsid="0021b0ae" officeooo:paragraph-rsid="0023677e" style:font-weight-asian="normal" style:font-weight-complex="normal"/>
    </style:style>
    <style:style style:name="P48"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21b0ae" officeooo:paragraph-rsid="0023677e" style:font-weight-asian="normal" style:font-weight-complex="normal"/>
    </style:style>
    <style:style style:name="P49" style:family="paragraph" style:parent-style-name="Standard" style:list-style-name="L9">
      <style:paragraph-properties fo:text-align="justify" style:justify-single-word="false"/>
      <style:text-properties fo:font-size="12pt" style:text-underline-style="solid" style:text-underline-width="auto" style:text-underline-color="font-color" fo:font-weight="normal" officeooo:rsid="0023677e" officeooo:paragraph-rsid="0023677e" style:font-weight-asian="normal" style:font-weight-complex="normal"/>
    </style:style>
    <style:style style:name="T1" style:family="text">
      <style:text-properties officeooo:rsid="000b3e5e"/>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officeooo:rsid="00108bd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15b081"/>
    </style:style>
    <style:style style:name="T7" style:family="text">
      <style:text-properties officeooo:rsid="001784a7"/>
    </style:style>
    <style:style style:name="T8" style:family="text">
      <style:text-properties officeooo:rsid="001c9410"/>
    </style:style>
    <style:style style:name="T9" style:family="text">
      <style:text-properties style:text-underline-style="none" officeooo:rsid="001cac99"/>
    </style:style>
    <style:style style:name="T10" style:family="text">
      <style:text-properties style:text-underline-style="none" officeooo:rsid="001c9410"/>
    </style:style>
    <style:style style:name="T11" style:family="text">
      <style:text-properties style:text-underline-style="none" officeooo:rsid="001fbf8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NCO DE DADOS - ESTUDOS</text:p>
      <text:p text:style-name="P1"/>
      <text:p text:style-name="P2">Banco de dados</text:p>
      <text:list text:style-name="L1">
        <text:list-item>
          <text:p text:style-name="P3">Um banco de dados é uma coleção de dados relacionados entre si e que podem ser gerenciados por um software.</text:p>
        </text:list-item>
        <text:list-item>
          <text:p text:style-name="P4">Um conjunto aleatório de dados não é um banco de dados.</text:p>
        </text:list-item>
        <text:list-item>
          <text:p text:style-name="P3">O software que gerencia o banco de dados é responsável por:</text:p>
        </text:list-item>
      </text:list>
      <text:list text:style-name="L2">
        <text:list-item>
          <text:list>
            <text:list-item>
              <text:p text:style-name="P5">Permitir que os usuários criem novos bancos de dados e especifiquem seus esquemas utilizando uma linguagem de definição de dados;</text:p>
            </text:list-item>
            <text:list-item>
              <text:p text:style-name="P5">Permitir que os usuários consultem e modifiquem os dados utilizando uma linguagem de consulta (também conhecida como linguagem de definição de dados);</text:p>
            </text:list-item>
            <text:list-item>
              <text:p text:style-name="P5">Suportar o armazenamento de grande volume de dados por um longo período de tempo, permitindo acesso eficiente aos dados;</text:p>
            </text:list-item>
            <text:list-item>
              <text:p text:style-name="P5">Habilitar a durabilidade e a recuperação (em caso de falhas) do banco de dados (falhas podem acontecer por erros ou uso indevido);</text:p>
            </text:list-item>
            <text:list-item>
              <text:p text:style-name="P5">Controlar o acesso aos dados por múltiplos usuários simultaneamente sem que as transações sejam inconsistentes.</text:p>
            </text:list-item>
          </text:list>
        </text:list-item>
      </text:list>
      <text:p text:style-name="P6"/>
      <text:p text:style-name="P6">* Glossário - Banco de dados</text:p>
      <text:list text:style-name="L3">
        <text:list-item>
          <text:p text:style-name="P7">Usuário: quem utiliza o banco de dados. Existem vários tipos de usuários.</text:p>
        </text:list-item>
        <text:list-item>
          <text:p text:style-name="P7">Esquema: define como os dados são organizados (nome, tipo, se está em tabela etc).</text:p>
        </text:list-item>
        <text:list-item>
          <text:p text:style-name="P8">Transação: acesso ao banco de dados por meio de um programa em execução.</text:p>
        </text:list-item>
      </text:list>
      <text:p text:style-name="P9"/>
      <text:p text:style-name="P10">Requisitos de dados</text:p>
      <text:list text:style-name="L4">
        <text:list-item>
          <text:p text:style-name="P11">Um requisito de software é uma restrição colocada em um produto de software.</text:p>
        </text:list-item>
        <text:list-item>
          <text:p text:style-name="P11">Projetar um banco de dados significa analisar, elicitar e especificar os requisitos do software, podendo utilizar ferramentas de notação como UML.</text:p>
        </text:list-item>
        <text:list-item>
          <text:p text:style-name="P11">Ao projetar um banco de dados, produzem-se esquemas de banco de dados, chamados de artefatos, que contribuirão com o objetivo do software.</text:p>
        </text:list-item>
        <text:list-item>
          <text:p text:style-name="P11">Os requisitos de dados, diferentemente dos requisitos de software, são <text:span text:style-name="T1">restrições colocadas sobre os tipos de dados.</text:span></text:p>
        </text:list-item>
      </text:list>
      <text:p text:style-name="P9"/>
      <text:p text:style-name="P9">Identifique 05 (cinco) pontos de imprecisão nos requisitos de dados, conforme o exemplo abaixo:</text:p>
      <text:p text:style-name="P12">Ponto 1: Não está claro se um dependente é obrigatoriamente um parente do seu empregado responsável.</text:p>
      <text:p text:style-name="P9">Ponto 2: <text:span text:style-name="T1">Não está claro se um departamento pode conter outros departamentos.</text:span></text:p>
      <text:p text:style-name="P9">Ponto 3: <text:span text:style-name="T1">Não está claro se um funcionário pode ser designado a mais de um departamento.</text:span></text:p>
      <text:p text:style-name="P9">Ponto 4: <text:span text:style-name="T1">Não está claro se um funcionário pode ter mais de um supervisor.</text:span></text:p>
      <text:p text:style-name="P9">Ponto 5:<text:span text:style-name="T1"> Não está claro se mais de um departamento pode trabalhar em um mesmo projeto.</text:span></text:p>
      <text:p text:style-name="P9">Elabore 05 consultas (demandas informacionais) que podem ser respondidas a partir dos requisitos de dados, conforme o exemplo abaixo:</text:p>
      <text:p text:style-name="P12">Consulta 1: Qual o nome dos funcionários que são supervisores e gerentes de departamento?</text:p>
      <text:p text:style-name="P9">Consulta 2: <text:span text:style-name="T1">Quantos funcionários há que sejam supervisores ou gerentes de departamento e que sejam do sexo feminino?</text:span></text:p>
      <text:p text:style-name="P9">Consulta 3: <text:span text:style-name="T1">Quais são os projetos em que o supervisor do departamento ____ está trabalhando atualmente?</text:span></text:p>
      <text:p text:style-name="P9">Consulta 4: <text:span text:style-name="T1">Qual o número total de horas de trabalho do funcionário _____?</text:span></text:p>
      <text:p text:style-name="P9">Consulta 5: <text:span text:style-name="T1">Quantos dependentes homens o supervisor do departamento _____ tem?</text:span></text:p>
      <text:p text:style-name="P9"/>
      <text:p text:style-name="P13"/>
      <text:p text:style-name="P13"/>
      <text:p text:style-name="P13"><text:soft-page-break/></text:p>
      <text:p text:style-name="P14">Dados x Metadados</text:p>
      <text:list text:style-name="L5">
        <text:list-item>
          <text:p text:style-name="P15">Metadados têm a função de descrever, explicar, localizar e facilitar a recuperação, o uso e o gerenciamento de um recurso de informação.</text:p>
        </text:list-item>
        <text:list-item>
          <text:p text:style-name="P15">Metadados são comumente chamados de <text:span text:style-name="T2">dados sobre dados</text:span>.</text:p>
        </text:list-item>
        <text:list-item>
          <text:p text:style-name="P15">Os metadados podem ser classificados em algumas categorias:</text:p>
          <text:list>
            <text:list-item>
              <text:p text:style-name="P15">Descritivos: descrevem um dado para identificá-lo e facilitar sua consulta. Exemplos: títulos, resumos, autor e palavras-chaves.</text:p>
            </text:list-item>
            <text:list-item>
              <text:p text:style-name="P15">Estruturais: <text:span text:style-name="T3">relacionam um dado ao outro e explicam como um recurso se organiza.</text:span> Exemplo: páginas se organizam para formar um capítulo.</text:p>
            </text:list-item>
            <text:list-item>
              <text:p text:style-name="P15">Administrativos: fornecem informações para facilitar o gerenciamento de um dado. Exemplos: data de criação e tipo de arquivo.</text:p>
              <text:list>
                <text:list-item>
                  <text:p text:style-name="P16">Divididos em metadados técnicos, metadados de preservação e metadados de licença (direitos autorais etc).</text:p>
                </text:list-item>
              </text:list>
            </text:list-item>
          </text:list>
        </text:list-item>
        <text:list-item>
          <text:p text:style-name="P15">Metadados são essenciais para garantir que os recursos possam sobreviver e permanecer acessíveis no futuro<text:span text:style-name="T3">.</text:span></text:p>
        </text:list-item>
        <text:list-item>
          <text:p text:style-name="P16">Em uma relação, é possível compreender melhor o que é um dado e o que é um metadado, com uma ilustração de sua diferença: em uma relação de, por exemplo, um aluno, temos os metadados, que aparecem como os rótulos da relação, como NOME, MATRÍCULA, DATA_DE_NASCIMENTO etc. Já as informações relacionadas a esses "rótulos" são os dados, como o número de CPF, a data em que a pessoa nasceu e o nome dela.</text:p>
          <text:list>
            <text:list-item>
              <text:p text:style-name="P16">Dentro desse exemplo, podemos analisar um caso: suponha uma relação na forma NOME: Rodrigo Soares. DATA_DE_NASCIMENTO: 11/10/2005. MATRÍCULA: 202401826. Dessa forma, Rodrigo Soares é o nome como <text:span text:style-name="T4">dado</text:span><text:span text:style-name="T5">, enquanto NOME é o metadado, isto é, descreve o que o dado Rodrigo Soares é, ou seja, é um </text:span><text:span text:style-name="T4">dado sobre um dado</text:span><text:span text:style-name="T5">. Seria possível estender esse exemplo aos outros dados, como 11/10/2005, que é o dado, e o metadado DATA_DE_NASCIMENTO que o descreve, ou 202401826, um dado descrito pelo metadado MATRÍCULA.</text:span></text:p>
            </text:list-item>
          </text:list>
        </text:list-item>
      </text:list>
      <text:p text:style-name="P17"/>
      <text:p text:style-name="P18">Sistema Gerenciador de Banco de Dados</text:p>
      <text:list text:style-name="L6">
        <text:list-item>
          <text:p text:style-name="P19">Software que auxilia usuários na criação e manutenção de um banco de dados.</text:p>
          <text:list>
            <text:list-item>
              <text:p text:style-name="P20">Usuário é um termo amplo utilizado para se referir a <text:span text:style-name="T4">qualquer</text:span> pessoa que possa utilizar o banco de dados de alguma forma. Alguns exemplos de usuários são: administrador de banco de dado, projetista de banco de dado, usuário final, programador de aplicação etc.</text:p>
            </text:list-item>
          </text:list>
        </text:list-item>
        <text:list-item>
          <text:p text:style-name="P21">Atua nos processos de definição, construção, manipulação e compartilhamento de bancos de dados entre usuários e aplicações.</text:p>
          <text:list>
            <text:list-item>
              <text:p text:style-name="P21"><text:span text:style-name="T4">Definição</text:span>: especificação de tipos e estruturas de dados, regras e restrições de integridade etc. (ficam armazenadas no catálogo/dicionário de dados).</text:p>
            </text:list-item>
            <text:list-item>
              <text:p text:style-name="P22">Construção<text:span text:style-name="T5">: armazenagem de dados em meio controlado pelo SGBD (carga inicial de dados).</text:span></text:p>
            </text:list-item>
            <text:list-item>
              <text:p text:style-name="P22">Manipulação<text:span text:style-name="T5">: consulta ao banco de dados para recuperar dados específicos (consulta) e atualização do banco de dados para que o UoD esteja em sintonia com o seu paralelo do mundo real.</text:span></text:p>
            </text:list-item>
            <text:list-item>
              <text:p text:style-name="P22">Compartilhamento<text:span text:style-name="T5">: acesso simultâneo de vários usuários e programas ao banco de dados.</text:span></text:p>
            </text:list-item>
          </text:list>
        </text:list-item>
        <text:list-item>
          <text:p text:style-name="P21">Um SGBD deve ser de propósito geral, isto é, atender as necessidades de qualquer banco de dados (universidades, bancos, bibliotecas, supermercados etc.). Contudo, os metadados devem ser específicos de cada banco de dados (ainda que seja possível que um mesmo metadado se repita entre banco de dados, podendo repetir até mesmo o próprio dado, os dados e metadados de bancos de dados diferentes são diferentes e "existem" apenas naquele banco de dados para aquela situação).</text:p>
        </text:list-item>
      </text:list>
      <text:p text:style-name="P23"/>
      <text:list text:continue-numbering="true" text:style-name="L6">
        <text:list-item>
          <text:p text:style-name="P21"><text:soft-page-break/>O uso do SGBD possui alguns benefícios em comparação aos meios tradicionais:</text:p>
          <text:list>
            <text:list-item>
              <text:p text:style-name="P21">Suporte a múltiplas visões <text:span text:style-name="T6">(consultas) dos dados.</text:span></text:p>
            </text:list-item>
            <text:list-item>
              <text:p text:style-name="P24">Compartilhamento de dados entre múltiplos usuários.</text:p>
            </text:list-item>
            <text:list-item>
              <text:p text:style-name="P24">Consistência transicional.</text:p>
            </text:list-item>
            <text:list-item>
              <text:p text:style-name="P24">Restrição de acesso aos dados para usuários não autorizados.</text:p>
            </text:list-item>
            <text:list-item>
              <text:p text:style-name="P24">Suporte à redundância controlada.</text:p>
            </text:list-item>
            <text:list-item>
              <text:p text:style-name="P24">Garantia de restrição de integridade, que mantém os dados íntegros/consistentes.</text:p>
              <text:list>
                <text:list-item>
                  <text:p text:style-name="P24"><text:span text:style-name="T4">Restrição de integridade de entidade</text:span>: o valor da chave primária não pode ser NULL.</text:p>
                </text:list-item>
                <text:list-item>
                  <text:p text:style-name="P25">Restrição de integridade de chave<text:span text:style-name="T5">: o valor da chave primária deve ser único, isto é, não deve se repetir nas tuplas da relação.</text:span></text:p>
                </text:list-item>
                <text:list-item>
                  <text:p text:style-name="P25">Restrição de integridade de domínio<text:span text:style-name="T5">: o valor do atributo em qualquer das tuplas da relação deve pertencer ao domínio da relação (a quantidade de valores distintos que um atributo pode ter é a cardinalidade do domínio).</text:span></text:p>
                </text:list-item>
                <text:list-item>
                  <text:p text:style-name="P25">Restrição de integridade referencial<text:span text:style-name="T5">: toda chave estrangeira deve referenciar um valor válido.</text:span></text:p>
                </text:list-item>
              </text:list>
            </text:list-item>
            <text:list-item>
              <text:p text:style-name="P24">Mecanismos de segurança dos dados, como cópia (backup) e recuperação (recovery) de dados.</text:p>
            </text:list-item>
          </text:list>
        </text:list-item>
        <text:list-item>
          <text:p text:style-name="P24">Concurrency control (controle de simultaneidade): garante que transações ocorram de forma simultânea<text:span text:style-name="T7"> sem violar a integridade dos dados, como duas pessoas atualizando o mesmo dado, sem que ele perca sua integridade.</text:span></text:p>
        </text:list-item>
        <text:list-item>
          <text:p text:style-name="P26">Transaction manager (gerenciador de transações): software de gerenciamento de transações supervisiona, coordena e executa todas as tentativas de instruções, de modo que uma transação nunca seja apenas parcialmente concluída.</text:p>
        </text:list-item>
        <text:list-item>
          <text:p text:style-name="P26">Query compiler (compilador de perguntas): o processamento de perguntas consiste de uma fase de compilação (traduz as perguntas para um programa executável, em um processo composto de análises semânticas, léxicas e sintáticas, além de otimização e geração de códigos) e uma fase de execução (interpreta e executa o programa a partir das perguntas).</text:p>
        </text:list-item>
        <text:list-item>
          <text:p text:style-name="P27">Logging and recovery (registro e recuperação): um SGBD mantém um registro de cada transação, mantendo esses registros em algum lugar no armazenamento, antes de realizar a transação, e, caso seja preciso fazer uma recuperação desses dados, o sistema de recuperação do SGBD lê esses registros de traz para frente até o último ponto seguro (criado quando se tem muitos registros em algum momento em que o banco de dados estava estável para poder liberar armazenamento ocupado pelos registros) e refaz todas as transações necessárias.</text:p>
        </text:list-item>
        <text:list-item>
          <text:p text:style-name="P27">Buffer manager (gerenciador de memória): gerencia páginas na memória e demandas de páginas do gerenciador de índices, escolhendo quais páginas devem ser expulsas e quais devem ser lidas na memória.</text:p>
        </text:list-item>
        <text:list-item>
          <text:p text:style-name="P27">Execution engine (programa de execução): cria, lê, atualiza e exclui dados de um banco de dados (a maior parte dos SGBD's incluem sua própria interface de programação de aplicação - Application Programming Interface, ou API - que permite que o usuário interaja com o programa sem precisar utilizar a interface de usuário do SGBD.</text:p>
        </text:list-item>
      </text:list>
      <text:p text:style-name="P28"/>
      <text:p text:style-name="P29">Modelo de dados</text:p>
      <text:list text:style-name="L7">
        <text:list-item>
          <text:p text:style-name="P30"><text:span text:style-name="T8">Fornecem </text:span>uma percepção abstrata dos dados, ocultando certos detalhes de como esses dados são armazenados e mantidos.</text:p>
        </text:list-item>
        <text:list-item>
          <text:p text:style-name="P31">Níveis:</text:p>
          <text:list>
            <text:list-item>
              <text:p text:style-name="P31"><text:span text:style-name="T4">Interno (Físico)</text:span>: nível mais baixo de abstração, consiste na estrutura de armazenamento físico do banco de dados.</text:p>
            </text:list-item>
            <text:list-item>
              <text:p text:style-name="P31"><text:span text:style-name="T4">Conceitual/Lógico</text:span>: oculta detalhes das estruturas de armazenamento físico, se concentrando na descrição de entidades, tipos de dados, relacionamentos, operações de usuários e restrições.</text:p>
            </text:list-item>
            <text:list-item>
              <text:p text:style-name="P32">Externo (Visão)<text:span text:style-name="T5">: nível mais alto de abstração, descreve a parte do banco de dados de interesse dos usuários (visão dos dados) e oculta o resto.</text:span></text:p>
            </text:list-item>
          </text:list>
        </text:list-item>
        <text:list-item>
          <text:p text:style-name="P33"><text:soft-page-break/>Coleção de conceitos que podem ser usados para descrever a estrutura de um banco de dados, os relacionamentos e a semântica dos dados e suas restrições de consistência.</text:p>
        </text:list-item>
        <text:list-item>
          <text:p text:style-name="P33">Categorias de modelos de dados:</text:p>
          <text:list>
            <text:list-item>
              <text:p text:style-name="P34">Modelo Entidade-Relacionamento (MER)<text:span text:style-name="T5">: emprega uma coleção de elementos conceituais pertinentes aos dados, classificando-os como tipos de entidade, tipos de relacionamento entre entidades ou como atributos.</text:span></text:p>
            </text:list-item>
            <text:list-item>
              <text:p text:style-name="P34">Modelo Relacional (MR)<text:span text:style-name="T5">: emprega uma coleção de relações para representar os dados e os relacionamentos entre esses dados, sendo possível representar uma relação por meio de uma tabela bidimensional composta por linhas e colunas.</text:span></text:p>
            </text:list-item>
            <text:list-item>
              <text:p text:style-name="P34">Modelo de dados semiestruturados<text:span text:style-name="T5">: emprega uma especificação de dados em que itens individuais do mesmo tipo podem ter diferentes conjuntos de atributos.</text:span><text:span text:style-name="T9"> Exemplo: é possível representar um empregado por CPF, NOME e DATA_DE_NASCIMENTO, enquanto representa outro empregado por NOME, LOCAL_DE_NASCIMENTO, NOME_DA_MÃE e SALÁRIO.</text:span></text:p>
            </text:list-item>
          </text:list>
        </text:list-item>
      </text:list>
      <text:p text:style-name="P35"/>
      <text:p text:style-name="P36">Independência de dados</text:p>
      <text:list text:style-name="L8">
        <text:list-item>
          <text:p text:style-name="P37">Capacidade de alterar o esquema em um nível, sem ter que alterar o esquema do nível imediatamente superior.</text:p>
        </text:list-item>
        <text:list-item>
          <text:p text:style-name="P37">Dividida em dois tipos:</text:p>
          <text:list>
            <text:list-item>
              <text:p text:style-name="P38">Independência lógica de dados<text:span text:style-name="T5">: capacidade de alterar o esquema conceitual, sem ter que alterar esquemas externos. Exemplos: adicionar/remover um tipo de registro ou itens de dados.</text:span></text:p>
            </text:list-item>
            <text:list-item>
              <text:p text:style-name="P38">Independência física de dados<text:span text:style-name="T5">: </text:span><text:span text:style-name="T10">capacidade de alterar o esquema físico sem alterar o esquema conceitual. Exemplos: ordenar os registros de um arquivo e criar um índice para um arquivo de dados.</text:span></text:p>
            </text:list-item>
          </text:list>
        </text:list-item>
        <text:list-item>
          <text:p text:style-name="P39">A independência lógica é geralmente mais difícil de se alcançar, visto que a maior parte das mudanças no nível conceitual (como a exclusão de um item de dado) refletem diretamente no nível externo, isto é, nas visões.</text:p>
        </text:list-item>
      </text:list>
      <text:p text:style-name="P40"/>
      <text:p text:style-name="P41">Modelo Relacional (MR)</text:p>
      <text:list text:style-name="L9">
        <text:list-item>
          <text:p text:style-name="P42">Comumente aplicado na etapa do projeto lógico do banco de dados.</text:p>
        </text:list-item>
        <text:list-item>
          <text:p text:style-name="P43">O projeto lógico lida com a especificação lógica do banco de dados, que é uma representação de alto nível.</text:p>
        </text:list-item>
        <text:list-item>
          <text:p text:style-name="P43">Representa o banco de dados como uma <text:span text:style-name="T4">coleção de relações</text:span>, que pode ser representada por uma tabela em que as linhas possuem valores de dados relacionados, correspondendo a uma entidade ou relacionamento do mundo real.</text:p>
        </text:list-item>
        <text:list-item>
          <text:p text:style-name="P43">Definições importantes para um MR:</text:p>
          <text:list>
            <text:list-item>
              <text:p text:style-name="P44">Domínio<text:span text:style-name="T5">: conjunto de valores atômicos, isto é, valores indivisíveis em se tratando do modelo relacional formal. Um nome, tipo de dado e formato são especificados para cada domínio.</text:span></text:p>
            </text:list-item>
            <text:list-item>
              <text:p text:style-name="P44">Esquema relacional<text:span text:style-name="T5">: usado para descrever uma relação, e é composto por um nome de relação e uma lista de atributos</text:span><text:span text:style-name="T11">, cuja quantidade determina o grau da relação.</text:span></text:p>
            </text:list-item>
            <text:list-item>
              <text:p text:style-name="P45">Relação<text:span text:style-name="T5">: conjunto de tuplas.</text:span></text:p>
            </text:list-item>
            <text:list-item>
              <text:p text:style-name="P45">Tupla<text:span text:style-name="T5">: lista ordenada de valores que correspondem aos atributos.</text:span></text:p>
            </text:list-item>
            <text:list-item>
              <text:p text:style-name="P45">Esquema de banco de dados<text:span text:style-name="T5">: conjunto de esquemas de relações.</text:span></text:p>
            </text:list-item>
          </text:list>
        </text:list-item>
        <text:list-item>
          <text:p text:style-name="P46">Restrições de integridade:</text:p>
          <text:list>
            <text:list-item>
              <text:p text:style-name="P45">Restrição de integridade de entidade<text:span text:style-name="T5">: o valor da chave primária não pode ser NULL.</text:span></text:p>
            </text:list-item>
            <text:list-item>
              <text:p text:style-name="P45">Restrição de integridade de chave<text:span text:style-name="T5">: o valor da chave primária deve ser único, isto é, não deve se repetir nas tuplas da relação.</text:span></text:p>
            </text:list-item>
            <text:list-item>
              <text:p text:style-name="P45">Restrição de integridade de domínio<text:span text:style-name="T5">: o valor do atributo em qualquer tupla da relação deve pertencer ao domínio da relação.</text:span></text:p>
            </text:list-item>
            <text:list-item>
              <text:p text:style-name="P45"><text:soft-page-break/>Restrição de integridade referencial<text:span text:style-name="T5">: toda chave estrangeira deve referenciar um valor válido.</text:span></text:p>
            </text:list-item>
          </text:list>
        </text:list-item>
        <text:list-item>
          <text:p text:style-name="P47">Tipos de chave:</text:p>
          <text:list>
            <text:list-item>
              <text:p text:style-name="P48">Superchave<text:span text:style-name="T5">: qualquer conjunto de atributos (conjuntos de atributos devem ser únicos), podendo haver redundância.</text:span></text:p>
            </text:list-item>
            <text:list-item>
              <text:p text:style-name="P48">Chave<text:span text:style-name="T5">: qualquer conjunto de atributos (conjuntos de atributos devem ser únicos), porém, não há redundância nesses conjuntos (toda chave é uma superchave, mas nem toda superchave é uma chave, e, em geral, qualquer superchave formada por apenas um atributo também é uma chave).</text:span></text:p>
            </text:list-item>
            <text:list-item>
              <text:p text:style-name="P48">Chave candidata<text:span text:style-name="T5">: se um esquema de relação tem mais de uma chave, podemos chamar cada chave de chave candidata, e se trata de uma superchave com a menor quantidade possível de atributos.</text:span></text:p>
            </text:list-item>
            <text:list-item>
              <text:p text:style-name="P48">Chave primária<text:span text:style-name="T5">: chave candidata escolhida para identificar tuplas na relação.</text:span></text:p>
            </text:list-item>
            <text:list-item>
              <text:p text:style-name="P49">Chave estrangeira<text:span text:style-name="T5">: referencia outras relações</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18:01:04.813391617</meta:creation-date>
    <dc:date>2025-09-03T00:28:11.187172143</dc:date>
    <meta:editing-duration>PT6H50M19S</meta:editing-duration>
    <meta:editing-cycles>7</meta:editing-cycles>
    <meta:generator>LibreOffice/25.2.5.2$Linux_X86_64 LibreOffice_project/520$Build-2</meta:generator>
    <meta:document-statistic meta:table-count="0" meta:image-count="0" meta:object-count="0" meta:page-count="5" meta:paragraph-count="107" meta:word-count="2141" meta:character-count="13286" meta:non-whitespace-character-count="11338"/>
  </office:meta>
</office:document-meta>
</file>